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teps for running dronekit-sitl on droneprog.cs.kent.edu</text:p>
      <text:p text:style-name="Standard"/>
      <text:p text:style-name="Standard">-log in like this:</text:p>
      <text:p text:style-name="Standard">$ ssh -Y<text:s/><text:a xlink:href="mailto:username@droneprog.cs.kent.edu" office:target-frame-name="_top" xlink:show="replace">username@droneprog.cs.kent.edu</text:a></text:p>
      <text:p text:style-name="Standard"/>
      <text:p text:style-name="Standard">NOTE: If<text:s/>you are using MacOS, follow these steps to ssh into the server:<text:line-break/>-You must have XQuartz installed on your machine</text:p>
      <text:p text:style-name="Standard">-run this command to log in:</text:p>
      <text:p text:style-name="Standard">$ ssh -X -Y<text:s/><text:a xlink:href="mailto:username@droneprog.cs.kent.edu" office:target-frame-name="_top" xlink:show="replace">username@droneprog.cs.kent.edu</text:a></text:p>
      <text:p text:style-name="Standard"/>
      <text:p text:style-name="Standard">-run this command twice to open two xterm terminals tied to this main session</text:p>
      <text:p text:style-name="Standard">(IMPORTANT NOTE: MAKE SURE TO CLOSE THESE BEFORE CLOSING THE SESSION!)<text:line-break/>$ xterm &amp;</text:p>
      <text:p text:style-name="Standard"/>
      <text:p text:style-name="Standard">-now in the main terminal that we are still in (not the xterm terminals), go to your DroneProgramming directory and do the following(NOTE: Only do these steps ONCE):</text:p>
      <text:p text:style-name="Standard">$ mkdir drones-apmplanner</text:p>
      <text:p text:style-name="Standard">$ cd drones-apmplanner</text:p>
      <text:p text:style-name="Standard">$ cp -R /share/APMPlanner2/* .</text:p>
      <text:p text:style-name="Standard"/>
      <text:p text:style-name="Standard">-Now that you have the files you need and you’re in the right directory (drones-apmplanner) in the main terminal (not xterm), run this following command to start the simulator:</text:p>
      <text:p text:style-name="Standard">$ vglrun -c proxy apmplanner2</text:p>
      <text:p text:style-name="Standard"/>
      <text:p text:style-name="Standard">-Now, go on one xterm and go to the appropriate example folder in the dronekit-python directory that you cloned as per the instructions in lab 1</text:p>
      <text:p text:style-name="Standard">-In the other xterm,<text:s/>get this command ready to run, but don’t run it yet until you run the example file in the next step:</text:p>
      <text:p text:style-name="Standard">$ mavproxy.py --master tcp:127.0.0.1:5763 --sitl 127.0.0.1:5501 --out 127.0.0.1:14550 --out 127.0.0.1:14551</text:p>
      <text:p text:style-name="Standard"/>
      <text:p text:style-name="Standard">-Now go back to the xterm where you opened up<text:s/>the example file and run it:</text:p>
      <text:p text:style-name="Standard">$ python simple_goto.py</text:p>
      <text:p text:style-name="Standard">(NOTE: The code will finish executing before the simulator can catch up due to some latency. To prevent that, go to the bottom of the code file, right after “vehicle.mode = VehicleMode(“RTL”)” which is where the code tells the air craft to go back to the launch position, and type this code to make it wait:</text:p>
      <text:p text:style-name="Standard">time.sleep(60)</text:p>
      <text:p text:style-name="Standard"/>
      <text:p text:style-name="Standard">-It will start to run it’s code, and while it does that, go back to the other xterm and run the mavproxy command that you had ready 2 steps ago</text:p>
      <text:p text:style-name="Standard"/>
      <text:p text:style-name="Standard">-now the apmplanner that was opened from the vglrun command in the main terminal will display the code running in the simulato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18-02-21T14:30:00Z</meta:creation-date>
    <dc:date>2018-02-21T14:30:00Z</dc:date>
    <meta:template xlink:href="Normal.dotm" xlink:type="simple"/>
    <meta:editing-cycles>2</meta:editing-cycles>
    <meta:editing-duration>PT60S</meta:editing-duration>
    <meta:document-statistic meta:page-count="1" meta:paragraph-count="4" meta:word-count="315" meta:character-count="2107" meta:row-count="14" meta:non-whitespace-character-count="1796"/>
  </office:meta>
</office:document-meta>
</file>